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31d34b"/>
    </style:style>
    <style:style style:name="P5" style:family="paragraph" style:parent-style-name="Table_20_Contents">
      <style:text-properties officeooo:rsid="0017d7d8" officeooo:paragraph-rsid="0034304b"/>
    </style:style>
    <style:style style:name="P6" style:family="paragraph" style:parent-style-name="Table_20_Contents">
      <style:text-properties officeooo:rsid="0017d7d8" officeooo:paragraph-rsid="003833a4"/>
    </style:style>
    <style:style style:name="P7" style:family="paragraph" style:parent-style-name="Table_20_Contents">
      <style:text-properties officeooo:rsid="0017d7d8" officeooo:paragraph-rsid="003ca48c"/>
    </style:style>
    <style:style style:name="P8" style:family="paragraph" style:parent-style-name="Table_20_Contents">
      <style:text-properties officeooo:rsid="0017d7d8" officeooo:paragraph-rsid="003e4734"/>
    </style:style>
    <style:style style:name="P9" style:family="paragraph" style:parent-style-name="Table_20_Contents">
      <style:text-properties officeooo:rsid="0017d7d8" officeooo:paragraph-rsid="0043c5a9"/>
    </style:style>
    <style:style style:name="P10" style:family="paragraph" style:parent-style-name="Table_20_Contents">
      <style:text-properties officeooo:rsid="0017d7d8" officeooo:paragraph-rsid="00465041"/>
    </style:style>
    <style:style style:name="P11" style:family="paragraph" style:parent-style-name="Table_20_Contents">
      <style:text-properties officeooo:rsid="00276329" officeooo:paragraph-rsid="00276329"/>
    </style:style>
    <style:style style:name="P12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13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14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15" style:family="paragraph" style:parent-style-name="Table_20_Contents">
      <style:text-properties officeooo:rsid="00276329" officeooo:paragraph-rsid="002a93e4"/>
    </style:style>
    <style:style style:name="P16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7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8" style:family="paragraph" style:parent-style-name="Table_20_Contents">
      <style:text-properties officeooo:rsid="002a93e4" officeooo:paragraph-rsid="002a93e4"/>
    </style:style>
    <style:style style:name="P19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20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21" style:family="paragraph" style:parent-style-name="Table_20_Contents">
      <style:text-properties officeooo:rsid="002df13d" officeooo:paragraph-rsid="002df13d"/>
    </style:style>
    <style:style style:name="P22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23" style:family="paragraph" style:parent-style-name="Table_20_Contents">
      <style:text-properties officeooo:rsid="002e07c4" officeooo:paragraph-rsid="002e07c4"/>
    </style:style>
    <style:style style:name="P24" style:family="paragraph" style:parent-style-name="Table_20_Contents">
      <style:text-properties officeooo:rsid="0037708f" officeooo:paragraph-rsid="0037708f"/>
    </style:style>
    <style:style style:name="P25" style:family="paragraph" style:parent-style-name="Table_20_Contents">
      <style:text-properties officeooo:rsid="003ca48c" officeooo:paragraph-rsid="003e4734"/>
    </style:style>
    <style:style style:name="P26" style:family="paragraph" style:parent-style-name="Table_20_Contents">
      <style:text-properties officeooo:rsid="0043c17c" officeooo:paragraph-rsid="0043c17c"/>
    </style:style>
    <style:style style:name="P27" style:family="paragraph" style:parent-style-name="Table_20_Contents">
      <style:text-properties officeooo:rsid="00458686" officeooo:paragraph-rsid="00447f26"/>
    </style:style>
    <style:style style:name="P28" style:family="paragraph" style:parent-style-name="Table_20_Contents">
      <style:text-properties officeooo:rsid="0017d7d8" officeooo:paragraph-rsid="0046ab9f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  <style:style style:name="T12" style:family="text">
      <style:text-properties officeooo:rsid="0043c5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8">part62</text:span></text:p>
            <text:p text:style-name="P2"/>
          </table:table-cell>
          <table:table-cell table:style-name="Table1.A1" office:value-type="string">
            <text:p text:style-name="P4">b=part14 par<text:span text:style-name="T4">t</text:span>15</text:p>
            <text:p text:style-name="P4">part<text:span text:style-name="T9">61</text:span></text:p>
            <text:p text:style-name="P24">part17</text:p>
          </table:table-cell>
          <table:table-cell table:style-name="Table1.A1" office:value-type="string">
            <text:p text:style-name="P2">c=part0 part18</text:p>
            <text:p text:style-name="P26">part62</text:p>
          </table:table-cell>
          <table:table-cell table:style-name="Table1.A1" office:value-type="string">
            <text:p text:style-name="P3">d= part5 <text:s/>part4<text:span text:style-name="T1"> part7 part6 part62</text:span></text:p>
          </table:table-cell>
          <table:table-cell table:style-name="Table1.A1" office:value-type="string">
            <text:p text:style-name="P2">e=part<text:span text:style-name="T1">21</text:span> par<text:span text:style-name="T1">t20</text:span></text:p>
            <text:p text:style-name="P26">part62</text:p>
          </table:table-cell>
          <table:table-cell table:style-name="Table1.A1" office:value-type="string">
            <text:p text:style-name="P9">f=part<text:span text:style-name="T1">14</text:span></text:p>
            <text:p text:style-name="P9"><text:span text:style-name="T12">part15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7">h=<text:span text:style-name="T10">part14</text:span></text:p>
            <text:p text:style-name="P25">part15</text:p>
            <text:p text:style-name="P8"><text:span text:style-name="T11">part10</text:span> par<text:span text:style-name="T1">t11</text:span></text:p>
            <text:p text:style-name="P27">part62</text:p>
          </table:table-cell>
        </table:table-row>
        <table:table-row>
          <table:table-cell table:style-name="Table1.A2" office:value-type="string">
            <text:p text:style-name="P10">I=part<text:span text:style-name="T1">0</text:span> <text:s/><text:span text:style-name="T6">part58 </text:span>part6 <text:span text:style-name="T8">part62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7">k=<text:span text:style-name="T10">part14</text:span></text:p>
            <text:p text:style-name="P8"><text:span text:style-name="T10">part15</text:span> </text:p>
            <text:p text:style-name="P28"><text:span text:style-name="T11">part10</text:span> part6 <text:span text:style-name="T8">part62</text:span></text:p>
            <text:p text:style-name="P8"/>
          </table:table-cell>
          <table:table-cell table:style-name="Table1.A2" office:value-type="string">
            <text:p text:style-name="P5">l=part<text:span text:style-name="T1">14 <text:s/></text:span>par<text:span text:style-name="T4">t</text:span>15</text:p>
            <text:p text:style-name="P6">part6 <text:span text:style-name="T8">part62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10">u=part<text:span text:style-name="T2">0</text:span> part6 <text:span text:style-name="T8">part62</text:span></text:p>
            <text:p text:style-name="P10">part6 <text:span text:style-name="T8">part62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10">w=<text:span text:style-name="T3">p</text:span>art<text:span text:style-name="T2">0</text:span> part6 <text:span text:style-name="T8">part62</text:span></text:p>
            <text:p text:style-name="P10">part6 <text:span text:style-name="T8">part62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12">part5= <text:span text:style-name="T7">null1</text:span></text:p>
          </table:table-cell>
          <table:table-cell table:style-name="Table2.B1" office:value-type="string">
            <text:p text:style-name="P11">Part14=</text:p>
            <text:p text:style-name="P11">null1</text:p>
          </table:table-cell>
          <table:table-cell table:style-name="Table2.C1" office:value-type="string">
            <text:p text:style-name="P11">Part0=</text:p>
            <text:p text:style-name="P11">null1</text:p>
          </table:table-cell>
          <table:table-cell table:style-name="Table2.A1" office:value-type="string">
            <text:p text:style-name="P11">Part5=</text:p>
            <text:p text:style-name="P22">null1</text:p>
          </table:table-cell>
          <table:table-cell table:style-name="Table2.E1" office:value-type="string">
            <text:p text:style-name="P16">Part21=</text:p>
            <text:p text:style-name="P20">null2</text:p>
          </table:table-cell>
          <table:table-cell table:style-name="Table2.B1" office:value-type="string">
            <text:p text:style-name="P13">Part14=</text:p>
            <text:p text:style-name="P17">null1</text:p>
          </table:table-cell>
          <table:table-cell table:style-name="Table2.A1" office:value-type="string">
            <text:p text:style-name="P11">Part5=</text:p>
            <text:p text:style-name="P22">null1</text:p>
          </table:table-cell>
          <table:table-cell table:style-name="Table2.H1" office:value-type="string">
            <text:p text:style-name="P15"><text:span text:style-name="T10">part14</text:span>=</text:p>
            <text:p text:style-name="P18">null1</text:p>
          </table:table-cell>
        </table:table-row>
        <table:table-row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C2" office:value-type="string">
            <text:p text:style-name="P15"><text:span text:style-name="T10">part14</text:span>=</text:p>
            <text:p text:style-name="P18">null1</text:p>
          </table:table-cell>
          <table:table-cell table:style-name="Table2.D2" office:value-type="string">
            <text:p text:style-name="P11">Part14=</text:p>
            <text:p text:style-name="P11">null1</text:p>
          </table:table-cell>
          <table:table-cell table:style-name="Table2.E2" office:value-type="string">
            <text:p text:style-name="P11">Part12=</text:p>
            <text:p text:style-name="P18">null2</text:p>
          </table:table-cell>
          <table:table-cell table:style-name="Table2.E2" office:value-type="string">
            <text:p text:style-name="P11">Part12=</text:p>
            <text:p text:style-name="P18">null2</text:p>
          </table:table-cell>
          <table:table-cell table:style-name="Table2.G2" office:value-type="string">
            <text:p text:style-name="P11">Part56=</text:p>
            <text:p text:style-name="P21">null1</text:p>
          </table:table-cell>
          <table:table-cell table:style-name="Table2.H2" office:value-type="string">
            <text:p text:style-name="P11">Part14=</text:p>
            <text:p text:style-name="P11">null1</text:p>
          </table:table-cell>
        </table:table-row>
        <table:table-row>
          <table:table-cell table:style-name="Table2.A3" office:value-type="string">
            <text:p text:style-name="P11">part5= </text:p>
            <text:p text:style-name="P22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F3" office:value-type="string">
            <text:p text:style-name="P11">Part55=</text:p>
            <text:p text:style-name="P18">null2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H3" office:value-type="string">
            <text:p text:style-name="P14">Part42=</text:p>
            <text:p text:style-name="P19">null2</text:p>
          </table:table-cell>
        </table:table-row>
        <table:table-row>
          <table:table-cell table:style-name="Table2.A4" office:value-type="string">
            <text:p text:style-name="P11">Part11=</text:p>
            <text:p text:style-name="P18">null2</text:p>
          </table:table-cell>
          <table:table-cell table:style-name="Table2.E2" office:value-type="string">
            <text:p text:style-name="P15">Part12=</text:p>
            <text:p text:style-name="P18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23">part6</text:p>
          </table:table-cell>
          <table:table-cell table:style-name="Table3.A1" office:value-type="string">
            <text:p text:style-name="P23">part17</text:p>
          </table:table-cell>
          <table:table-cell table:style-name="Table3.A1" office:value-type="string">
            <text:p text:style-name="P23">part18</text:p>
          </table:table-cell>
          <table:table-cell table:style-name="Table3.A1" office:value-type="string">
            <text:p text:style-name="P23">part7</text:p>
          </table:table-cell>
          <table:table-cell table:style-name="Table3.A1" office:value-type="string">
            <text:p text:style-name="P23">part20</text:p>
          </table:table-cell>
          <table:table-cell table:style-name="Table3.A1" office:value-type="string">
            <text:p text:style-name="P23">part54</text:p>
          </table:table-cell>
          <table:table-cell table:style-name="Table3.A1" office:value-type="string">
            <text:p text:style-name="P23">part8</text:p>
          </table:table-cell>
          <table:table-cell table:style-name="Table3.H1" office:value-type="string">
            <text:p text:style-name="P23">part11</text:p>
          </table:table-cell>
        </table:table-row>
        <table:table-row>
          <table:table-cell table:style-name="Table3.A2" office:value-type="string">
            <text:p text:style-name="P23">part25</text:p>
          </table:table-cell>
          <table:table-cell table:style-name="Table3.A2" office:value-type="string">
            <text:p text:style-name="P23">part8</text:p>
          </table:table-cell>
          <table:table-cell table:style-name="Table3.A2" office:value-type="string">
            <text:p text:style-name="P23">part27</text:p>
          </table:table-cell>
          <table:table-cell table:style-name="Table3.A2" office:value-type="string">
            <text:p text:style-name="P23">part29</text:p>
          </table:table-cell>
          <table:table-cell table:style-name="Table3.A2" office:value-type="string">
            <text:p text:style-name="P23">part11</text:p>
          </table:table-cell>
          <table:table-cell table:style-name="Table3.A2" office:value-type="string">
            <text:p text:style-name="P23">part11</text:p>
          </table:table-cell>
          <table:table-cell table:style-name="Table3.A2" office:value-type="string">
            <text:p text:style-name="P23">part57</text:p>
          </table:table-cell>
          <table:table-cell table:style-name="Table3.H2" office:value-type="string">
            <text:p text:style-name="P23">part11</text:p>
          </table:table-cell>
        </table:table-row>
        <table:table-row>
          <table:table-cell table:style-name="Table3.A2" office:value-type="string">
            <text:p text:style-name="P23">part9</text:p>
          </table:table-cell>
          <table:table-cell table:style-name="Table3.A2" office:value-type="string">
            <text:p text:style-name="P23">part36</text:p>
          </table:table-cell>
          <table:table-cell table:style-name="Table3.A2" office:value-type="string">
            <text:p text:style-name="P23">part37</text:p>
          </table:table-cell>
          <table:table-cell table:style-name="Table3.A2" office:value-type="string">
            <text:p text:style-name="P23">part7</text:p>
          </table:table-cell>
          <table:table-cell table:style-name="Table3.A2" office:value-type="string">
            <text:p text:style-name="P23">part25</text:p>
          </table:table-cell>
          <table:table-cell table:style-name="Table3.A2" office:value-type="string">
            <text:p text:style-name="P23">part57</text:p>
          </table:table-cell>
          <table:table-cell table:style-name="Table3.A2" office:value-type="string">
            <text:p text:style-name="P23">part17</text:p>
          </table:table-cell>
          <table:table-cell table:style-name="Table3.H2" office:value-type="string">
            <text:p text:style-name="P23">part42</text:p>
          </table:table-cell>
        </table:table-row>
        <table:table-row>
          <table:table-cell table:style-name="Table3.A2" office:value-type="string">
            <text:p text:style-name="P23">part8</text:p>
          </table:table-cell>
          <table:table-cell table:style-name="Table3.A2" office:value-type="string">
            <text:p text:style-name="P23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3T20:53:03.230269239</dc:date>
    <meta:editing-duration>PT16H26M45S</meta:editing-duration>
    <meta:editing-cycles>30</meta:editing-cycles>
    <meta:generator>LibreOffice/6.1.2.1$Linux_X86_64 LibreOffice_project/10$Build-1</meta:generator>
    <meta:document-statistic meta:table-count="3" meta:image-count="0" meta:object-count="0" meta:page-count="1" meta:paragraph-count="119" meta:word-count="181" meta:character-count="1147" meta:non-whitespace-character-count="1067"/>
  </office:meta>
</office:document-meta>
</file>